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, Helvetica, Arial, sans-serif"/>
    <style:font-face style:name="Verdana" svg:font-family="Verdana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8.804cm" table:align="left"/>
    </style:style>
    <style:style style:name="Таблица1.A" style:family="table-column">
      <style:table-column-properties style:column-width="27.134cm"/>
    </style:style>
    <style:style style:name="Таблица1.B" style:family="table-column">
      <style:table-column-properties style:column-width="1.669cm"/>
    </style:style>
    <style:style style:name="Таблица1.A1" style:family="table-cell">
      <style:table-cell-properties style:vertical-align="middle" fo:background-color="#f4f4f4" fo:padding="0cm" fo:border="none">
        <style:background-image/>
      </style:table-cell-properties>
    </style:style>
    <style:style style:name="Таблица2" style:family="table">
      <style:table-properties style:width="11.994cm" table:align="left"/>
    </style:style>
    <style:style style:name="Таблица2.A" style:family="table-column">
      <style:table-column-properties style:column-width="5.994cm"/>
    </style:style>
    <style:style style:name="Таблица2.B" style:family="table-column">
      <style:table-column-properties style:column-width="6.001cm"/>
    </style:style>
    <style:style style:name="Таблица2.A1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Таблица2.B1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3" style:family="table">
      <style:table-properties style:width="11.994cm" table:align="left"/>
    </style:style>
    <style:style style:name="Таблица3.A" style:family="table-column">
      <style:table-column-properties style:column-width="5.99cm"/>
    </style:style>
    <style:style style:name="Таблица3.B" style:family="table-column">
      <style:table-column-properties style:column-width="6.004cm"/>
    </style:style>
    <style:style style:name="Таблица3.A1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Таблица3.B1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Times New Roman" fo:font-size="14pt" officeooo:paragraph-rsid="0012ac00" style:font-size-asian="14pt" style:font-size-complex="14pt"/>
    </style:style>
    <style:style style:name="P2" style:family="paragraph" style:parent-style-name="Text_20_body">
      <style:text-properties style:font-name="Times New Roman" fo:font-size="14pt" fo:language="en" fo:country="US" officeooo:rsid="0012ac00" officeooo:paragraph-rsid="0012ac00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2ac00" style:font-size-asian="14pt" style:font-size-complex="14pt"/>
    </style:style>
    <style:style style:name="P4" style:family="paragraph" style:parent-style-name="Standard">
      <style:text-properties style:font-name="Times New Roman" fo:font-size="14pt" officeooo:rsid="00161bf5" officeooo:paragraph-rsid="0012ac00" style:font-size-asian="14pt" style:font-size-complex="14pt"/>
    </style:style>
    <style:style style:name="P5" style:family="paragraph" style:parent-style-name="Standard">
      <style:text-properties officeooo:paragraph-rsid="00161bf5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able_20_Contents">
      <style:paragraph-properties fo:margin-top="0cm" fo:margin-bottom="0cm" style:contextual-spacing="false"/>
    </style:style>
    <style:style style:name="P10" style:family="paragraph" style:parent-style-name="Text_20_body" style:list-style-name="L1">
      <style:text-properties style:font-name="Times New Roman" fo:font-size="14pt" style:font-size-asian="14pt" style:font-size-complex="14pt"/>
    </style:style>
    <style:style style:name="P11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 officeooo:rsid="0012ac00"/>
    </style:style>
    <style:style style:name="T2" style:family="text">
      <style:text-properties fo:font-variant="normal" fo:text-transform="none" fo:color="#626262" loext:opacity="100%" fo:letter-spacing="normal" fo:language="en" fo:country="US" fo:font-style="normal" fo:font-weight="normal" officeooo:rsid="0012ac00"/>
    </style:style>
    <style:style style:name="T3" style:family="text">
      <style:text-properties fo:font-variant="normal" fo:text-transform="none" fo:color="#626262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ahoma" fo:font-size="5.5pt" fo:letter-spacing="normal" fo:font-style="normal" fo:font-weight="normal"/>
    </style:style>
    <style:style style:name="T5" style:family="text">
      <style:text-properties officeooo:rsid="00161bf5"/>
    </style:style>
    <style:style style:name="T6" style:family="text">
      <style:text-properties style:font-name="Times New Roman" fo:font-size="14pt" officeooo:rsid="00161bf5" style:font-size-asian="14pt" style:font-size-complex="14pt"/>
    </style:style>
    <style:style style:name="T7" style:family="text">
      <style:text-properties style:font-name="Verdana" fo:font-size="6pt" style:font-name-asian="Verdana" style:font-size-asian="6pt" style:font-name-complex="Verdana" style:font-size-complex="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Возникновение перекоса фаз в работе приборов могут привести к следующим последствиям:</text:p>
      <text:list xml:id="list28049087" text:style-name="L1">
        <text:list-item>
          <text:p text:style-name="P12">замыканию и перегреву обмоток э/двигателей</text:p>
        </text:list-item>
        <text:list-item>
          <text:p text:style-name="P12">потреблению большее количества топлива генератором</text:p>
        </text:list-item>
        <text:list-item>
          <text:p text:style-name="P12">аварийному отключению генератора</text:p>
        </text:list-item>
        <text:list-item>
          <text:p text:style-name="P12">выходу энергопортебителей из строя</text:p>
        </text:list-item>
        <text:list-item>
          <text:p text:style-name="P12">отключению потребителей</text:p>
        </text:list-item>
        <text:list-item>
          <text:p text:style-name="P12">увеличению износа техники</text:p>
        </text:list-item>
        <text:list-item>
          <text:p text:style-name="P12">уменьшение срока службы приборов в сети</text:p>
        </text:list-item>
        <text:list-item>
          <text:p text:style-name="P10">рост потребления энергии</text:p>
        </text:list-item>
      </text:list>
      <text:p text:style-name="P2">В случае, когда энергия по фазам распределяется не равномерно, возникает перекос. Однако даже при равномерной нагрузке могут возникнуть факторы, являющиеся причиной возникновения перекоса:</text:p>
      <text:list xml:id="list680939382" text:style-name="L2">
        <text:list-item>
          <text:p text:style-name="P13">Разные типы нагрузок в сети (индуктивная и емкостная);</text:p>
        </text:list-item>
        <text:list-item>
          <text:p text:style-name="P13">Энергопотребители в разные моменты времени могут потреблять различную мощность. Например, в момент запуска прибора возникают пусковые токи, увеличивающие нагрузку;</text:p>
        </text:list-item>
        <text:list-item>
          <text:p text:style-name="P11">Длительность и неравномерность включения приборов.</text:p>
        </text:list-item>
      </text:list>
      <text:p text:style-name="P1"><text:span text:style-name="T2">Перекос фаз (перекос напряжения) как явление происходит в электрической цепи, когда одна или несколько фаз испытывают большую нагрузку, относительно других.</text:span><text:span text:style-name="T1"> </text:span><text:span text:style-name="T3">В промышленных сетях при таком явлении наблюдается снижение мощности двигателей и трансформаторов. В бытовых условиях перекос может стать причиной поломки электрических приборов, у которых преобладающей является реактивная нагрузка.</text:span> </text:p>
      <text:p text:style-name="P1"/>
      <text:p text:style-name="P1"><text:span text:style-name="T5">2.</text:span>При низкой разборчивости речи злоумышленник может использовать различные способы и средства шумоочистки, основанные на современных методах цифровой обработки речевых сигналов, позволяющие повысить отношение «сигнал/шум», и, следовательно, повысить разборчивость речи. </text:p>
      <text:p text:style-name="P1"/>
      <text:p text:style-name="P4">Опасный сигнал может быть «снят» с цепи заземления индуктивным способом или с сопротивления, включенного последовательно в эту цепь. Так как обычно к одной шине заземления подключается несколько радиоэлектронных средств, то протекающие по ней токи представляют собой смесь токов разных источников. Поэтому выделение в этой смеси опасных сигналов из определенного помещения возможно в принципе, но связано с выполнением ряда условий, в том числе с обеспечением отношения сигнал/помеха, необходимым для выделения информации с требуемым качес167 твом. Помехи представляют собой не только </text:p>
      <text:p text:style-name="P4">Для добывания информации с требуемым качеством необходимо обеспечить на входе приемника канала минимально допустимое для каждого вида <text:soft-page-break/>информации и носителя отношение сигнал/ помеха. Это отношение достигается на различном удалении от источника сигнала, в зависимости от мощности сигнала и помехи, а также величины (коэффициента) ослабления (затухания) сигнала в канале. Носители информации существенно отличаются по величине затухания в среде распространения: в наибольшей степени уменьшается энергия акустической волны, в наименьшей — электромагнитная волна в длинноволновом диапазоне частот. При определенной энергии сигнала требуемое отношение сигнал/шум обеспечивается (без учета спектральных характеристик 182 коэффициента затухания среды распространения) при более узкой полосе сигнала и канала. Поэтому, например, сужение полосы частот спектра сигнала радиозакладного устройства увеличивает дальность его приема. Наибольшую длину, за исключением случаев переноса материальных макротел как носителей информации, имеют радиоэлектронные каналы утечки информации. Длина составного </text:p>
      <text:p text:style-name="P4"/>
      <text:p text:style-name="P5"><text:span text:style-name="T6">3.</text:span>Способы подавления опасных электрических сигналов, распространяющихся из контролируемой зоны по кабелям (электрическим проводам), могут быть пассивными и активными. Первые обеспечивают уменьшение уровня опасных сигналов, вторые — повышение уровня помех. 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Величина вносимого затухания по напряжению в диапазоне частот 0,1 -1000 МГц, не менее</text:p>
          </table:table-cell>
          <table:table-cell table:style-name="Таблица1.A1" office:value-type="string">
            <text:p text:style-name="P9">60 дБ</text:p>
          </table:table-cell>
        </table:table-row>
      </table:table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Предельное значение тока нагрузки, не более</text:p>
          </table:table-cell>
          <table:table-cell table:style-name="Таблица2.B1" office:value-type="string">
            <text:p text:style-name="P7">10 А</text:p>
          </table:table-cell>
        </table:table-row>
      </table:table>
      <text:p text:style-name="P5"><text:span text:style-name="T4">а также от высокочастотных помех в полосе частот 0,1 – 1000 МГц</text:span> </text:p>
      <text:p text:style-name="P5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Защищаемая линия электропитания</text:p>
          </table:table-cell>
          <table:table-cell table:style-name="Таблица3.B1" office:value-type="string">
            <text:p text:style-name="P7">Однофазная, номинальное напряжение 220 В,</text:p>
            <text:p text:style-name="P7">частота 50 Гц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Roboto" svg:font-family="Roboto, Helvetica, Arial, sans-serif"/>
    <style:font-face style:name="Verdana" svg:font-family="Verdana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3:32:25.062000000</meta:creation-date>
    <dc:date>2020-10-06T15:35:46.622000000</dc:date>
    <meta:editing-duration>PT26M36S</meta:editing-duration>
    <meta:editing-cycles>2</meta:editing-cycles>
    <meta:generator>LibreOffice/7.0.1.2$Windows_X86_64 LibreOffice_project/7cbcfc562f6eb6708b5ff7d7397325de9e764452</meta:generator>
    <meta:document-statistic meta:table-count="3" meta:image-count="0" meta:object-count="0" meta:page-count="2" meta:paragraph-count="26" meta:word-count="465" meta:character-count="3692" meta:non-whitespace-character-count="3255"/>
  </office:meta>
</office:document-meta>
</file>